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A0E34CB374531C8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73cm, 4.128cm, 10.753cm, 3.49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41cm" svg:height="22.899cm" svg:x="0.892cm" svg:y="2.192cm">
          <draw:image xlink:href="Pictures/10000000000005E8000007E0A0E34CB374531C8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0T16:33:27.987753587</dc:date>
    <meta:editing-duration>PT3M34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